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99ff" style:text-align-source="fix" style:repeat-content="false" fo:border="0.06pt solid #000000"/>
      <style:paragraph-properties fo:text-align="center" fo:margin-left="0pt"/>
      <style:text-properties fo:color="#ffffff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fo:background-color="#990000"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Q: State</text:p>
          </table:table-cell>
          <table:table-cell table:style-name="ce3" office:value-type="string" calcext:value-type="string">
            <text:p>ASCII char</text:p>
          </table:table-cell>
          <table:table-cell table:style-name="ce1" office:value-type="string" calcext:value-type="string">
            <text:p>Q: next</text:p>
          </table:table-cell>
          <table:table-cell table:style-name="ce3" office:value-type="string" calcext:value-type="string">
            <text:p>DEC val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NUL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SOH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STX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TX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O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NQ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ACK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BEL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B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" calcext:value-type="float">
            <text:p>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H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" calcext:value-type="float">
            <text:p>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LF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V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FF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CR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SO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DLE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DC1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DC2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DC2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DC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NAK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SYN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TB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M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SC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F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G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U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\s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!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“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$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%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'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(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)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*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lus sign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COMMA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inus sign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/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7" calcext:value-type="float">
            <text:p>4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: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;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&lt;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quality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&gt;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@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[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\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]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^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_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`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{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|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}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~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DEL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7" calcext:value-type="float">
            <text:p>127</text:p>
          </table:table-cell>
        </table:table-row>
        <table:table-row table:style-name="ro1">
          <table:table-cell table:style-name="ce1" office:value-type="string" calcext:value-type="string">
            <text:p>Q: State</text:p>
          </table:table-cell>
          <table:table-cell table:style-name="ce3" office:value-type="string" calcext:value-type="string">
            <text:p>ASCII char</text:p>
          </table:table-cell>
          <table:table-cell table:style-name="ce1" office:value-type="string" calcext:value-type="string">
            <text:p>Q: next</text:p>
          </table:table-cell>
          <table:table-cell table:style-name="ce3" office:value-type="string" calcext:value-type="string">
            <text:p>DEC value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style-name="ce4" office:value-type="string" calcext:value-type="string">
            <text:p>NUL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SOH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STX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ETX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EO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ENQ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ACK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BEL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B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H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" calcext:value-type="float">
            <text:p>9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style-name="ce4" office:value-type="string" calcext:value-type="string">
            <text:p>LF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V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FF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CR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SO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DLE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DC1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DC2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8" calcext:value-type="float">
            <text:p>18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style-name="ce4" office:value-type="string" calcext:value-type="string">
            <text:p>DC2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DC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NAK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SYN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ETB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EM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ESC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F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8" calcext:value-type="float">
            <text:p>28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style-name="ce4" office:value-type="string" calcext:value-type="string">
            <text:p>G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U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\s</text:p>
          </table:table-cell>
          <table:table-cell office:value-type="string" calcext:value-type="string">
            <text:p>N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!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“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$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%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8" calcext:value-type="float">
            <text:p>38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style-name="ce4" office:value-type="string" calcext:value-type="string">
            <text:p>'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9" calcext:value-type="float">
            <text:p>39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style-name="ce4" office:value-type="string" calcext:value-type="string">
            <text:p>(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)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*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us sign</text:p>
          </table:table-cell>
          <table:table-cell office:value-type="string" calcext:value-type="string">
            <text:p>N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COMMA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nus sign</text:p>
          </table:table-cell>
          <table:table-cell office:value-type="string" calcext:value-type="string">
            <text:p>N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/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: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;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59" calcext:value-type="float">
            <text:p>59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style-name="ce4" office:value-type="string" calcext:value-type="string">
            <text:p>&lt;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equality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&gt;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@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6" calcext:value-type="float">
            <text:p>66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F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6" calcext:value-type="float">
            <text:p>86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[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\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]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^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_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`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6" calcext:value-type="float">
            <text:p>96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6" calcext:value-type="float">
            <text:p>106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7" calcext:value-type="float">
            <text:p>107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7" calcext:value-type="float">
            <text:p>117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{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|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}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~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DEL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7" calcext:value-type="float">
            <text:p>127</text:p>
          </table:table-cell>
        </table:table-row>
        <table:table-row table:style-name="ro1">
          <table:table-cell table:style-name="ce1" office:value-type="string" calcext:value-type="string">
            <text:p>Q: State</text:p>
          </table:table-cell>
          <table:table-cell table:style-name="ce3" office:value-type="string" calcext:value-type="string">
            <text:p>ASCII char</text:p>
          </table:table-cell>
          <table:table-cell table:style-name="ce1" office:value-type="string" calcext:value-type="string">
            <text:p>Q: next</text:p>
          </table:table-cell>
          <table:table-cell table:style-name="ce3" office:value-type="string" calcext:value-type="string">
            <text:p>DEC val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NUL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SOH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STX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ETX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EO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ENQ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ACK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BEL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B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H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LF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V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FF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CR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SO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DLE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DC1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DC2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DC2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DC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NAK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SYN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ETB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EM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ESC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F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G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U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\s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!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“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$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%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'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(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)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*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lus sign</text:p>
          </table:table-cell>
          <table:table-cell office:value-type="string" calcext:value-type="string">
            <text:p>N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COMMA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nus sign</text:p>
          </table:table-cell>
          <table:table-cell office:value-type="string" calcext:value-type="string">
            <text:p>N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/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: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;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&lt;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equality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&gt;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@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[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\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]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^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_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`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{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|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}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~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DEL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7" calcext:value-type="float">
            <text:p>127</text:p>
          </table:table-cell>
        </table:table-row>
        <table:table-row table:style-name="ro1">
          <table:table-cell table:style-name="ce1" office:value-type="string" calcext:value-type="string">
            <text:p>Q: State</text:p>
          </table:table-cell>
          <table:table-cell table:style-name="ce3" office:value-type="string" calcext:value-type="string">
            <text:p>ASCII char</text:p>
          </table:table-cell>
          <table:table-cell table:style-name="ce1" office:value-type="string" calcext:value-type="string">
            <text:p>Q: next</text:p>
          </table:table-cell>
          <table:table-cell table:style-name="ce3" office:value-type="string" calcext:value-type="string">
            <text:p>DEC val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NUL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SOH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STX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ETX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EO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ENQ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ACK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BEL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B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H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LF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V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FF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CR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SO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DLE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DC1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DC2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DC2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DC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NAK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SYN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ETB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EM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ESC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F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G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U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\s</text:p>
          </table:table-cell>
          <table:table-cell office:value-type="string" calcext:value-type="string">
            <text:p>N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!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“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$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%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'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(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)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*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lus sign</text:p>
          </table:table-cell>
          <table:table-cell office:value-type="string" calcext:value-type="string">
            <text:p>N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COMMA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nus sign</text:p>
          </table:table-cell>
          <table:table-cell office:value-type="string" calcext:value-type="string">
            <text:p>N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N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/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: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;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&lt;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equality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&gt;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@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[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\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]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^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_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`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{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|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}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~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DEL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7" calcext:value-type="float">
            <text:p>127</text:p>
          </table:table-cell>
        </table:table-row>
        <table:table-row table:style-name="ro1">
          <table:table-cell table:style-name="ce1" office:value-type="string" calcext:value-type="string">
            <text:p>Q: State</text:p>
          </table:table-cell>
          <table:table-cell table:style-name="ce3" office:value-type="string" calcext:value-type="string">
            <text:p>ASCII char</text:p>
          </table:table-cell>
          <table:table-cell table:style-name="ce1" office:value-type="string" calcext:value-type="string">
            <text:p>Q: next</text:p>
          </table:table-cell>
          <table:table-cell table:style-name="ce3" office:value-type="string" calcext:value-type="string">
            <text:p>DEC val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NUL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SOH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STX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ETX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EO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ENQ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ACK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BEL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B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H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LF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V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FF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CR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SO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DLE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DC1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DC2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DC2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DC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NAK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SYN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ETB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EM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ESC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F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G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U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\s</text:p>
          </table:table-cell>
          <table:table-cell office:value-type="string" calcext:value-type="string">
            <text:p>N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!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“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$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%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'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(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)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*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lus sign</text:p>
          </table:table-cell>
          <table:table-cell office:value-type="string" calcext:value-type="string">
            <text:p>N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COMMA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nus sign</text:p>
          </table:table-cell>
          <table:table-cell office:value-type="string" calcext:value-type="string">
            <text:p>N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N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/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: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;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&lt;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equality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&gt;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@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F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[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\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]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^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_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`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{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|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}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~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DEL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7" calcext:value-type="float">
            <text:p>127</text:p>
          </table:table-cell>
        </table:table-row>
        <table:table-row table:style-name="ro1">
          <table:table-cell table:style-name="ce1" office:value-type="string" calcext:value-type="string">
            <text:p>Q: State</text:p>
          </table:table-cell>
          <table:table-cell table:style-name="ce3" office:value-type="string" calcext:value-type="string">
            <text:p>ASCII char</text:p>
          </table:table-cell>
          <table:table-cell table:style-name="ce1" office:value-type="string" calcext:value-type="string">
            <text:p>Q: next</text:p>
          </table:table-cell>
          <table:table-cell table:style-name="ce3" office:value-type="string" calcext:value-type="string">
            <text:p>DEC val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NUL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SOH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STX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ETX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EO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ENQ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ACK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BEL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B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H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LF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V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FF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CR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SO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DLE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DC1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DC2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DC2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DC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NAK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SYN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ETB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EM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ESC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F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G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U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\s</text:p>
          </table:table-cell>
          <table:table-cell office:value-type="string" calcext:value-type="string">
            <text:p>N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!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“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$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%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'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(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)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*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lus sign</text:p>
          </table:table-cell>
          <table:table-cell office:value-type="string" calcext:value-type="string">
            <text:p>N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COMMA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nus sign</text:p>
          </table:table-cell>
          <table:table-cell office:value-type="string" calcext:value-type="string">
            <text:p>N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N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/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: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;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&lt;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equality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&gt;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@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[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\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]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^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_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`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{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|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}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~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DEL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7" calcext:value-type="float">
            <text:p>127</text:p>
          </table:table-cell>
        </table:table-row>
        <table:table-row table:style-name="ro1">
          <table:table-cell table:style-name="ce1" office:value-type="string" calcext:value-type="string">
            <text:p>Q: State</text:p>
          </table:table-cell>
          <table:table-cell table:style-name="ce3" office:value-type="string" calcext:value-type="string">
            <text:p>ASCII char</text:p>
          </table:table-cell>
          <table:table-cell table:style-name="ce1" office:value-type="string" calcext:value-type="string">
            <text:p>Q: next</text:p>
          </table:table-cell>
          <table:table-cell table:style-name="ce3" office:value-type="string" calcext:value-type="string">
            <text:p>DEC val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NUL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SOH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STX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ETX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EO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ENQ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ACK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BEL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B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H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LF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V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FF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CR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SO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DLE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DC1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DC2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DC2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DC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NAK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SYN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ETB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EM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ESC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F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G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U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\s</text:p>
          </table:table-cell>
          <table:table-cell office:value-type="string" calcext:value-type="string">
            <text:p>N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!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“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$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%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'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(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)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*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us sign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COMMA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nus sign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N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/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: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;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&lt;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equality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&gt;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@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[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\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]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^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_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`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{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|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}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~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DEL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7" calcext:value-type="float">
            <text:p>127</text:p>
          </table:table-cell>
        </table:table-row>
        <table:table-row table:style-name="ro1">
          <table:table-cell table:style-name="ce1" office:value-type="string" calcext:value-type="string">
            <text:p>Q: State</text:p>
          </table:table-cell>
          <table:table-cell table:style-name="ce3" office:value-type="string" calcext:value-type="string">
            <text:p>ASCII char</text:p>
          </table:table-cell>
          <table:table-cell table:style-name="ce1" office:value-type="string" calcext:value-type="string">
            <text:p>Q: next</text:p>
          </table:table-cell>
          <table:table-cell table:style-name="ce3" office:value-type="string" calcext:value-type="string">
            <text:p>DEC val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NUL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SOH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STX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ETX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EO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ENQ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ACK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BEL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B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H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LF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V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FF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CR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SO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DLE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DC1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DC2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DC2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DC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NAK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SYN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ETB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EM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ESC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F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G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U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\s</text:p>
          </table:table-cell>
          <table:table-cell office:value-type="string" calcext:value-type="string">
            <text:p>N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!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“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$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%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'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(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)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*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lus sign</text:p>
          </table:table-cell>
          <table:table-cell office:value-type="string" calcext:value-type="string">
            <text:p>N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COMMA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inus sign</text:p>
          </table:table-cell>
          <table:table-cell office:value-type="string" calcext:value-type="string">
            <text:p>N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N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/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: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;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&lt;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equality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&gt;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@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F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[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\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]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^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_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`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{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|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}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~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DEL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7" calcext:value-type="float">
            <text:p>127</text:p>
          </table:table-cell>
        </table:table-row>
        <table:table-row table:style-name="ro1">
          <table:table-cell table:style-name="ce1" office:value-type="string" calcext:value-type="string">
            <text:p>Q: State</text:p>
          </table:table-cell>
          <table:table-cell table:style-name="ce3" office:value-type="string" calcext:value-type="string">
            <text:p>ASCII char</text:p>
          </table:table-cell>
          <table:table-cell table:style-name="ce1" office:value-type="string" calcext:value-type="string">
            <text:p>Q: next</text:p>
          </table:table-cell>
          <table:table-cell table:style-name="ce3" office:value-type="string" calcext:value-type="string">
            <text:p>DEC val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NUL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SOH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STX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ETX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EO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ENQ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ACK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BEL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B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H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LF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V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FF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CR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SO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DLE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DC1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DC2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DC2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DC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NAK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SYN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ETB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EM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ESC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F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G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U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\s</text:p>
          </table:table-cell>
          <table:table-cell office:value-type="string" calcext:value-type="string">
            <text:p>N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!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“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$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%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'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(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)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*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lus sign</text:p>
          </table:table-cell>
          <table:table-cell office:value-type="string" calcext:value-type="string">
            <text:p>N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COMMA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inus sign</text:p>
          </table:table-cell>
          <table:table-cell office:value-type="string" calcext:value-type="string">
            <text:p>N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N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/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: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;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&lt;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equality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&gt;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@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[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\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]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^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_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`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{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|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}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~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DEL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7" calcext:value-type="float">
            <text:p>127</text:p>
          </table:table-cell>
        </table:table-row>
        <table:table-row table:style-name="ro1">
          <table:table-cell table:style-name="ce1" office:value-type="string" calcext:value-type="string">
            <text:p>Q: State</text:p>
          </table:table-cell>
          <table:table-cell table:style-name="ce3" office:value-type="string" calcext:value-type="string">
            <text:p>ASCII char</text:p>
          </table:table-cell>
          <table:table-cell table:style-name="ce1" office:value-type="string" calcext:value-type="string">
            <text:p>Q: next</text:p>
          </table:table-cell>
          <table:table-cell table:style-name="ce3" office:value-type="string" calcext:value-type="string">
            <text:p>DEC valu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NUL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SOH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STX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ETX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EO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ENQ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ACK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BEL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B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H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LF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V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FF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CR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SO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DLE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DC1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DC2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DC2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DC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NAK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SYN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ETB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EM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ESC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F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G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U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\s</text:p>
          </table:table-cell>
          <table:table-cell office:value-type="string" calcext:value-type="string">
            <text:p>N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!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“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$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%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'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(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)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*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lus sign</text:p>
          </table:table-cell>
          <table:table-cell office:value-type="string" calcext:value-type="string">
            <text:p>N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COMMA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inus sign</text:p>
          </table:table-cell>
          <table:table-cell office:value-type="string" calcext:value-type="string">
            <text:p>N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N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/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3"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: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;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&lt;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equality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&gt;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@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[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\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]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^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_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`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{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|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}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~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DEL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7" calcext:value-type="float">
            <text:p>127</text:p>
          </table:table-cell>
        </table:table-row>
        <table:table-row table:style-name="ro1" table:number-rows-repeated="104728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4">00/00/0000</text:date>, <text:time style:data-style-name="N2" text:time-value="22:49:10.1265872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2T16:34:49.525870524</meta:creation-date>
    <dc:date>2018-05-14T00:26:35.126694681</dc:date>
    <meta:editing-duration>PT2H20M57S</meta:editing-duration>
    <meta:editing-cycles>9</meta:editing-cycles>
    <meta:generator>LibreOffice/5.1.6.2$Linux_X86_64 LibreOffice_project/10m0$Build-2</meta:generator>
    <meta:document-statistic meta:table-count="2" meta:cell-count="5160" meta:object-count="0"/>
  </office:meta>
</office:document-meta>
</file>